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b8ef" officeooo:paragraph-rsid="000fb8ef"/>
    </style:style>
    <style:style style:name="P2" style:family="paragraph" style:parent-style-name="Standard">
      <style:text-properties fo:font-weight="bold" officeooo:rsid="000fd312" officeooo:paragraph-rsid="000fd312" style:font-weight-asian="bold" style:font-weight-complex="bold"/>
    </style:style>
    <style:style style:name="P3" style:family="paragraph" style:parent-style-name="Standard">
      <style:text-properties fo:font-weight="bold" officeooo:rsid="00118790" officeooo:paragraph-rsid="0011879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fb8ef" officeooo:paragraph-rsid="000fb8ef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fd312" officeooo:paragraph-rsid="000fd312"/>
    </style:style>
    <style:style style:name="P6" style:family="paragraph" style:parent-style-name="Standard">
      <style:text-properties officeooo:rsid="00118790" officeooo:paragraph-rsid="00118790"/>
    </style:style>
    <style:style style:name="P7" style:family="paragraph" style:parent-style-name="Standard">
      <style:text-properties officeooo:rsid="00131252" officeooo:paragraph-rsid="00131252"/>
    </style:style>
    <style:style style:name="P8" style:family="paragraph" style:parent-style-name="Standard">
      <style:text-properties officeooo:rsid="0015ba11" officeooo:paragraph-rsid="0015ba11"/>
    </style:style>
    <style:style style:name="T1" style:family="text">
      <style:text-properties officeooo:rsid="00118790"/>
    </style:style>
    <style:style style:name="T2" style:family="text">
      <style:text-properties officeooo:rsid="00147fd6"/>
    </style:style>
    <style:style style:name="T3" style:family="text">
      <style:text-properties officeooo:rsid="0015ba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cture outline</text:p>
      <text:p text:style-name="P1"/>
      <text:p text:style-name="P1">The main goal will be to give an overview of the diversiy of life cycles, <text:span text:style-name="T3">and also to see that these strategies occur in several places in the tree of life.</text:span></text:p>
      <text:p text:style-name="P1"/>
      <text:p text:style-name="P2">Introduction</text:p>
      <text:p text:style-name="P5"/>
      <text:p text:style-name="P5">The diploid life cycle is well described in any cell biology / genetic course, but there is a large diversity of organisms.</text:p>
      <text:p text:style-name="P5"/>
      <text:p text:style-name="P2">Life as an haploid</text:p>
      <text:p text:style-name="P5"/>
      <text:p text:style-name="P5">Exemples coming from green or brown algae</text:p>
      <text:p text:style-name="P5"/>
      <text:p text:style-name="P5">Specific case of several groups of fungi (Ascomycota and Basidiomycota) that are haploid but exhibit a dichariotic stage for most of their life time (huge delay between fecondation and nuclear fusion). </text:p>
      <text:p text:style-name="P5"/>
      <text:p text:style-name="P2">Haplo-diploid cycles</text:p>
      <text:p text:style-name="P5"/>
      <text:p text:style-name="P5">1) independent organisms</text:p>
      <text:p text:style-name="P5"/>
      <text:p text:style-name="P5">Brown algae, red algae</text:p>
      <text:p text:style-name="P5"/>
      <text:p text:style-name="P5">2) Evolution within the <text:span text:style-name="T1">life tree of the terrestrial plants</text:span></text:p>
      <text:p text:style-name="P5"/>
      <text:p text:style-name="P6">alternate life stage: gametophyte / sporophyte </text:p>
      <text:p text:style-name="P6">transition between Bryophyte (mostly haploids), to “Ferns” (two independent stages), and Spermaphyte (mostly diploids).</text:p>
      <text:p text:style-name="P6"/>
      <text:p text:style-name="P3">Conclusion</text:p>
      <text:p text:style-name="P6"/>
      <text:p text:style-name="P7">Within the tree of life, many evolutionary strategies coexist <text:span text:style-name="T2">(including life cycles)</text:span>. Some groups should a quite diverse strategies, while distinct groups show converging strategies. </text:p>
      <text:p text:style-name="P7"/>
      <text:p text:style-name="P8">Should I talk about parthengenesis (e.g. Daphnia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4:12:37.230595174</meta:creation-date>
    <dc:date>2020-01-23T15:03:06.315837393</dc:date>
    <meta:editing-duration>PT9M4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70" meta:character-count="1102" meta:non-whitespace-character-count="945"/>
  </office:meta>
</office:document-meta>
</file>